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1.48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7"/>
    <style:style style:name="ta_extref" style:family="table">
      <style:table-properties table:display="false"/>
    </style:style>
  </office:automatic-styles>
  <office:body>
    <office:spreadsheet>
      <table:table table:name="Taulukko1" table:style-name="ta1" table:print="false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Default" office:value-type="string">
            <text:p>Tuntikirjanpito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office:value-type="date" office:date-value="2011-05-18">
            <text:p>18.05.11</text:p>
          </table:table-cell>
          <table:table-cell office:value-type="string">
            <text:p>2h </text:p>
          </table:table-cell>
          <table:table-cell office:value-type="string">
            <text:p>määrrittelydokumentin kirjoittamista, aiheisini tutustumista yms säätöä</text:p>
          </table:table-cell>
        </table:table-row>
        <table:table-row table:style-name="ro1">
          <table:table-cell office:value-type="date" office:date-value="2011-05-19">
            <text:p>19.05.11</text:p>
          </table:table-cell>
          <table:table-cell office:value-type="string">
            <text:p>1,5h</text:p>
          </table:table-cell>
          <table:table-cell office:value-type="string">
            <text:p>rakenteen hahmottelua</text:p>
          </table:table-cell>
        </table:table-row>
        <table:table-row table:style-name="ro1">
          <table:table-cell office:value-type="date" office:date-value="2011-05-20">
            <text:p>20.05.11</text:p>
          </table:table-cell>
          <table:table-cell table:number-columns-repeated="2"/>
        </table:table-row>
        <table:table-row table:style-name="ro1">
          <table:table-cell office:value-type="date" office:date-value="2011-05-21">
            <text:p>21.05.11</text:p>
          </table:table-cell>
          <table:table-cell table:number-columns-repeated="2"/>
        </table:table-row>
        <table:table-row table:style-name="ro1">
          <table:table-cell office:value-type="date" office:date-value="2011-05-22">
            <text:p>22.05.11</text:p>
          </table:table-cell>
          <table:table-cell table:number-columns-repeated="2"/>
        </table:table-row>
        <table:table-row table:style-name="ro1">
          <table:table-cell office:value-type="date" office:date-value="2011-05-23">
            <text:p>23.05.11</text:p>
          </table:table-cell>
          <table:table-cell office:value-type="string">
            <text:p>3h</text:p>
          </table:table-cell>
          <table:table-cell office:value-type="string">
            <text:p>Git repon ja luokkarakenteen luonti</text:p>
          </table:table-cell>
        </table:table-row>
        <table:table-row table:style-name="ro1">
          <table:table-cell office:value-type="date" office:date-value="2011-05-24">
            <text:p>24.05.11</text:p>
          </table:table-cell>
          <table:table-cell office:value-type="string">
            <text:p>4h</text:p>
          </table:table-cell>
          <table:table-cell office:value-type="string">
            <text:p>Keko-luokan rakentelua</text:p>
          </table:table-cell>
        </table:table-row>
        <table:table-row table:style-name="ro1">
          <table:table-cell office:value-type="date" office:date-value="2011-05-25">
            <text:p>25.05.11</text:p>
          </table:table-cell>
          <table:table-cell office:value-type="string">
            <text:p>2h </text:p>
          </table:table-cell>
          <table:table-cell office:value-type="string">
            <text:p>solmu luokan rakentelua</text:p>
          </table:table-cell>
        </table:table-row>
        <table:table-row table:style-name="ro1">
          <table:table-cell office:value-type="date" office:date-value="2011-05-26">
            <text:p>26.05.11</text:p>
          </table:table-cell>
          <table:table-cell table:number-columns-repeated="2"/>
        </table:table-row>
        <table:table-row table:style-name="ro1">
          <table:table-cell office:value-type="date" office:date-value="2011-05-27">
            <text:p>27.05.11</text:p>
          </table:table-cell>
          <table:table-cell table:number-columns-repeated="2"/>
        </table:table-row>
        <table:table-row table:style-name="ro1">
          <table:table-cell office:value-type="date" office:date-value="2011-05-28">
            <text:p>28.05.11</text:p>
          </table:table-cell>
          <table:table-cell table:number-columns-repeated="2"/>
        </table:table-row>
        <table:table-row table:style-name="ro1">
          <table:table-cell office:value-type="date" office:date-value="2011-05-29">
            <text:p>29.05.11</text:p>
          </table:table-cell>
          <table:table-cell table:number-columns-repeated="2"/>
        </table:table-row>
        <table:table-row table:style-name="ro1">
          <table:table-cell office:value-type="date" office:date-value="2011-05-30">
            <text:p>30.05.11</text:p>
          </table:table-cell>
          <table:table-cell table:number-columns-repeated="2"/>
        </table:table-row>
        <table:table-row table:style-name="ro1">
          <table:table-cell office:value-type="date" office:date-value="2011-05-31">
            <text:p>31.05.11</text:p>
          </table:table-cell>
          <table:table-cell table:number-columns-repeated="2"/>
        </table:table-row>
        <table:table-row table:style-name="ro1">
          <table:table-cell office:value-type="date" office:date-value="2011-06-01">
            <text:p>01.06.11</text:p>
          </table:table-cell>
          <table:table-cell table:number-columns-repeated="2"/>
        </table:table-row>
        <table:table-row table:style-name="ro1">
          <table:table-cell office:value-type="date" office:date-value="2011-06-02">
            <text:p>02.06.11</text:p>
          </table:table-cell>
          <table:table-cell table:number-columns-repeated="2"/>
        </table:table-row>
        <table:table-row table:style-name="ro1">
          <table:table-cell office:value-type="date" office:date-value="2011-06-03">
            <text:p>03.06.11</text:p>
          </table:table-cell>
          <table:table-cell table:number-columns-repeated="2"/>
        </table:table-row>
        <table:table-row table:style-name="ro1">
          <table:table-cell office:value-type="date" office:date-value="2011-06-04">
            <text:p>04.06.11</text:p>
          </table:table-cell>
          <table:table-cell table:number-columns-repeated="2"/>
        </table:table-row>
        <table:table-row table:style-name="ro1">
          <table:table-cell office:value-type="date" office:date-value="2011-06-05">
            <text:p>05.06.11</text:p>
          </table:table-cell>
          <table:table-cell table:number-columns-repeated="2"/>
        </table:table-row>
        <table:table-row table:style-name="ro1">
          <table:table-cell office:value-type="date" office:date-value="2011-06-06">
            <text:p>06.06.11</text:p>
          </table:table-cell>
          <table:table-cell table:number-columns-repeated="2"/>
        </table:table-row>
        <table:table-row table:style-name="ro1">
          <table:table-cell office:value-type="date" office:date-value="2011-06-07">
            <text:p>07.06.11</text:p>
          </table:table-cell>
          <table:table-cell table:number-columns-repeated="2"/>
        </table:table-row>
      </table:table>
      <table:table table:name="Taulukko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Taulukko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fi" fo:country="FI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5-25">25.05.2011</text:date>, <text:time>11:51:34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Herkko </meta:initial-creator>
    <meta:creation-date>2011-05-18T12:41:18</meta:creation-date>
    <dc:date>2011-05-25T11:51:34</dc:date>
    <dc:creator>Herkko </dc:creator>
    <meta:editing-duration>PT00H13M11S</meta:editing-duration>
    <meta:editing-cycles>6</meta:editing-cycles>
    <meta:generator>OpenOffice.org/3.2$Linux OpenOffice.org_project/320m12$Build-9483</meta:generator>
    <meta:document-statistic meta:table-count="3" meta:cell-count="32" meta:object-count="0"/>
  </office:meta>
</office:document-meta>
</file>